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862cm" svg:x="4.5cm" svg:y="-0.031cm" presentation:class="title" presentation:user-transformed="true">
          <draw:text-box>
            <text:p>Masscollabs for Open Projects<text:line-break/>This documentation is licensed under the terms of GFDLv1.3 or any later license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 text:style-name="P1">Masscollabs for Open Projects</text:p>
            <text:p text:style-name="P1">An open way to software</text:p>
            <text:p text:style-name="P1"><text:s/>and </text:p>
            <text:p text:style-name="P1">open infrastructures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862cm" svg:x="4.5cm" svg:y="-0.031cm" presentation:class="title" presentation:user-transformed="true">
          <draw:text-box>
            <text:p text:style-name="P3">Masscollabs for Open Projects<text:line-break/>This documentation is licensed under the terms of GFDLv1.3 or any later licens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e are mainly focused on Cloud Computing Services and UNIX Training for these UNIX systems</text:p>
              </text:list-item>
              <text:list-item>
                <text:p>FreeBSD and OpenBSD</text:p>
              </text:list-item>
              <text:list-item>
                <text:p>Linux and GNU</text:p>
              </text:list-item>
              <text:list-item>
                <text:p>Coreboot and Librebo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862cm" svg:x="4.5cm" svg:y="-0.031cm" presentation:class="title" presentation:user-transformed="true">
          <draw:text-box>
            <text:p text:style-name="P3">Masscollabs for Open Projects<text:line-break/>This documentation is licensed under the terms of GFDLv1.3 or any later licens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ur Cloud Suite is called <text:a xlink:href="https://github.com/amassivus" xlink:type="simple">amassivus</text:a><text:s/>and we focus on here for open infrastructures from hardware to userspace and high level applications.</text:p>
              </text:list-item>
              <text:list-item>
                <text:p>We focus on network programming. And every piece of code will run over a network. And that is why we have chosen AGPLv3 or any later license for our Cloud Servi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03:20:07.558840463</meta:creation-date>
    <meta:editing-duration>PT10M35S</meta:editing-duration>
    <meta:editing-cycles>3</meta:editing-cycles>
    <meta:generator>LibreOffice/6.4.6.2$Linux_X86_64 LibreOffice_project/40$Build-2</meta:generator>
    <dc:title>DNA</dc:title>
    <dc:date>2020-12-13T03:30:42.647974543</dc:date>
    <meta:document-statistic meta:object-count="34"/>
  </office:meta>
</office:document-meta>
</file>